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 znamená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vypadnou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tě nějaký démon promění na trofej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zas volný! Vidím, že jsem vás trošku vyděsil!</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však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bude válčit s Rahnem Ničitelem ve vnějším podzemí T'Klomu, tak dlouho dokud ho neovládn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už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cestu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Tito lučištníci kouzelný svitek chrání. Poraž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už bezpečné. Vydáme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pro vyhledání nepřátel."</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vykopni ho odsud."</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pře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table:number-columns-repeated="2" office:value-type="string" calcext:value-type="string">
            <text:p>Duel</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Máš málo zdraví, na chvíli se stáhni</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Kouzlem Ohnivá koule můžeš ničit nepřátele</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Kouzlem Označení získej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hyb ovládáš šipkami</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Směr letu řídíš myší</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říliš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ětím tlači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 kouzlo tak, že do něj v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manu</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Ukazatel tvého zdraví</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Ukazatel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shromáždit manu</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abití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abití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ití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ů</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doletět na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Nyní bys měl letět k místo, kde je východ</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Pro splnění úkolu, leť sem</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Až doletíš sem, dokončíš tuto úroveň</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Konfigurovat Joystick</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0">00.00.0000</text:date>, <text:time style:data-style-name="N2" text:time-value="12:14:26.21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date>2018-11-10T12:16:10.985000000</dc:date>
    <meta:editing-duration>PT3M45S</meta:editing-duration>
    <meta:editing-cycles>4</meta:editing-cycles>
    <meta:document-statistic meta:table-count="1" meta:cell-count="1531" meta:object-count="0"/>
  </office:meta>
</office:document-meta>
</file>